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72255e"/>
    </style:style>
    <style:style style:name="P64" style:family="paragraph" style:parent-style-name="Footnote">
      <style:text-properties officeooo:paragraph-rsid="0e81bf91"/>
    </style:style>
    <style:style style:name="P65" style:family="paragraph" style:parent-style-name="Footnote">
      <style:text-properties officeooo:paragraph-rsid="0e9381e6"/>
    </style:style>
    <style:style style:name="P66" style:family="paragraph" style:parent-style-name="Footnote">
      <style:text-properties officeooo:paragraph-rsid="0ea78533"/>
    </style:style>
    <style:style style:name="P67" style:family="paragraph" style:parent-style-name="Footnote">
      <style:text-properties officeooo:paragraph-rsid="0ead3525"/>
    </style:style>
    <style:style style:name="P68" style:family="paragraph" style:parent-style-name="Footnote">
      <style:text-properties officeooo:paragraph-rsid="0ef98af7"/>
    </style:style>
    <style:style style:name="P69" style:family="paragraph" style:parent-style-name="Footnote">
      <style:text-properties officeooo:paragraph-rsid="0f01ec83"/>
    </style:style>
    <style:style style:name="P70" style:family="paragraph" style:parent-style-name="Footnote">
      <style:text-properties officeooo:paragraph-rsid="0f05db4d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28fb61"/>
    </style:style>
    <style:style style:name="P73" style:family="paragraph" style:parent-style-name="Standard">
      <style:text-properties officeooo:paragraph-rsid="0f41fd77"/>
    </style:style>
    <style:style style:name="P74" style:family="paragraph" style:parent-style-name="Standard">
      <style:text-properties officeooo:paragraph-rsid="0f430ec2"/>
    </style:style>
    <style:style style:name="P75" style:family="paragraph" style:parent-style-name="Standard">
      <style:text-properties officeooo:paragraph-rsid="0f4d8759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f5f1cf7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d804757"/>
    </style:style>
    <style:style style:name="P84" style:family="paragraph" style:parent-style-name="Standard">
      <style:paragraph-properties fo:text-align="center" style:justify-single-word="false"/>
      <style:text-properties officeooo:paragraph-rsid="0dce9327"/>
    </style:style>
    <style:style style:name="P85" style:family="paragraph" style:parent-style-name="Standard">
      <style:text-properties officeooo:paragraph-rsid="0ef8a941"/>
    </style:style>
    <style:style style:name="P86" style:family="paragraph" style:parent-style-name="Standard">
      <style:text-properties officeooo:paragraph-rsid="0cb27039"/>
    </style:style>
    <style:style style:name="P87" style:family="paragraph" style:parent-style-name="Standard">
      <style:text-properties officeooo:paragraph-rsid="0ea9445c"/>
    </style:style>
    <style:style style:name="P88" style:family="paragraph" style:parent-style-name="Standard">
      <style:text-properties officeooo:paragraph-rsid="0f449ce3"/>
    </style:style>
    <style:style style:name="P89" style:family="paragraph" style:parent-style-name="Standard">
      <style:text-properties officeooo:paragraph-rsid="0d2e61eb"/>
    </style:style>
    <style:style style:name="P90" style:family="paragraph" style:parent-style-name="Standard">
      <style:text-properties officeooo:paragraph-rsid="0f4eeba0"/>
    </style:style>
    <style:style style:name="P91" style:family="paragraph" style:parent-style-name="Standard">
      <style:text-properties officeooo:paragraph-rsid="0f467e32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text-underline-style="none"/>
    </style:style>
    <style:style style:name="T186" style:family="text">
      <style:text-properties fo:color="#000000" loext:opacity="100%" style:text-line-through-style="none" style:text-line-through-type="none" style:text-underline-style="none" officeooo:rsid="01657261"/>
    </style:style>
    <style:style style:name="T187" style:family="text">
      <style:text-properties fo:color="#000000" loext:opacity="100%" style:text-line-through-style="none" style:text-line-through-type="none" style:text-underline-style="none" officeooo:rsid="0382ccb7"/>
    </style:style>
    <style:style style:name="T188" style:family="text">
      <style:text-properties fo:color="#000000" loext:opacity="100%" style:text-line-through-style="none" style:text-line-through-type="none" style:text-underline-style="none" officeooo:rsid="0f486fef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3" style:family="text">
      <style:text-properties fo:color="#000000" loext:opacity="100%" style:font-name="Liberation Sans" fo:font-size="12pt" style:font-size-asian="12pt" style:font-size-complex="12pt"/>
    </style:style>
    <style:style style:name="T24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officeooo:rsid="047da547"/>
    </style:style>
    <style:style style:name="T2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style:use-window-font-color="true" loext:opacity="0%" style:font-name="Liberation Sans" officeooo:rsid="0efd8e5c"/>
    </style:style>
    <style:style style:name="T32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officeooo:rsid="04473353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aace3cd"/>
    </style:style>
    <style:style style:name="T333" style:family="text">
      <style:text-properties fo:font-size="8pt" style:font-size-asian="8pt" style:font-size-complex="8pt" loext:padding="0.049cm" loext:border="0.31pt solid #000000"/>
    </style:style>
    <style:style style:name="T334" style:family="text">
      <style:text-properties officeooo:rsid="0e5635a7"/>
    </style:style>
    <style:style style:name="T335" style:family="text">
      <style:text-properties officeooo:rsid="0e56c5f4"/>
    </style:style>
    <style:style style:name="T336" style:family="text">
      <style:text-properties officeooo:rsid="0e80285f"/>
    </style:style>
    <style:style style:name="T337" style:family="text">
      <style:text-properties officeooo:rsid="0e838e2a"/>
    </style:style>
    <style:style style:name="T338" style:family="text">
      <style:text-properties officeooo:rsid="0e83c34e"/>
    </style:style>
    <style:style style:name="T339" style:family="text">
      <style:text-properties officeooo:rsid="0ee1abbb"/>
    </style:style>
    <style:style style:name="T3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4" style:family="text">
      <style:text-properties officeooo:rsid="0f0ca65a"/>
    </style:style>
    <style:style style:name="T345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210">C</text:span></text:span><text:span text:style-name="Strong_20_Emphasis"><text:span text:style-name="T209">hecklist voor </text:span></text:span><text:span text:style-name="Strong_20_Emphasis"><text:span text:style-name="T211">de installatie</text:span></text:span><text:span text:style-name="Strong_20_Emphasis"><text:span text:style-name="T209"> van </text:span></text:span><text:span text:style-name="Strong_20_Emphasis"><text:span text:style-name="T209"><text:user-field-get text:name="Distro">Ubuntu</text:user-field-get></text:span></text:span><text:span text:style-name="Strong_20_Emphasis"><text:span text:style-name="T209"><text:s/></text:span></text:span><text:span text:style-name="Strong_20_Emphasis"><text:span text:style-name="T217"><text:user-field-get text:name="Version">22.04</text:user-field-get></text:span></text:span><text:span text:style-name="Strong_20_Emphasis"><text:span text:style-name="T213"><text:s/></text:span></text:span><text:span text:style-name="Strong_20_Emphasis"><text:span text:style-name="T214">LTS</text:span></text:span><text:span text:style-name="Strong_20_Emphasis"><text:span text:style-name="T214"><text:note text:id="ftn1" text:note-class="footnote"><text:note-citation>1</text:note-citation><text:note-body><text:p text:style-name="P70"><text:span text:style-name="T250">LTS</text:span><text:span text:style-name="T258"> </text:span><text:span text:style-name="T259">staat voor</text:span><text:span text:style-name="T257"> </text:span><text:span text:style-name="T250">Long-Term Support, langetermijnondersteuning, </text:span><text:span text:style-name="T260">en </text:span><text:span text:style-name="T261">d</text:span><text:span text:style-name="T260">eze </text:span><text:span text:style-name="Strong_20_Emphasis"><text:span text:style-name="T267"><text:user-field-get text:name="Distro">Ubuntu</text:user-field-get></text:span></text:span><text:span text:style-name="T260"><text:s/></text:span><text:span text:style-name="T268"><text:user-field-get text:name="Version">22.04</text:user-field-get></text:span><text:span text:style-name="T268"><text:s/></text:span><text:span text:style-name="T260">LTS </text:span><text:span text:style-name="T262">(codenaam </text:span><text:span text:style-name="T266">j</text:span><text:span text:style-name="T340">ammy</text:span><text:span text:style-name="T262">) </text:span><text:span text:style-name="T259">van</text:span><text:span text:style-name="T256"> </text:span><text:span text:style-name="T254">april</text:span><text:span text:style-name="T252"> </text:span><text:span text:style-name="Strong_20_Emphasis"><text:span text:style-name="T134"><text:user-field-get style:data-style-name="N0" text:name="Releaseyear">2022</text:user-field-get></text:span></text:span><text:span text:style-name="T254"><text:s/></text:span><text:span text:style-name="T250">wordt </text:span><text:span text:style-name="T251">vijf</text:span><text:span text:style-name="T250"> jaar onder</text:span><text:span text:style-name="T265">steund</text:span><text:span text:style-name="T255"> </text:span><text:span text:style-name="T250">tot </text:span><text:span text:style-name="T254">april</text:span><text:span text:style-name="T249"> </text:span><text:span text:style-name="T250">202</text:span><text:span text:style-name="T254">7</text:span><text:span text:style-name="T253">.</text:span></text:p></text:note-body></text:note></text:span></text:span><text:span text:style-name="Strong_20_Emphasis"><text:span text:style-name="T215"> </text:span></text:span><text:span text:style-name="Strong_20_Emphasis"><text:span text:style-name="T216"><text:user-field-get text:name="Edition">server</text:user-field-get></text:span></text:span><text:span text:style-name="Strong_20_Emphasis"><text:span text:style-name="T212">.<text:line-break/></text:span></text:span><text:span text:style-name="Strong_20_Emphasis"><text:span text:style-name="T341">lopende werkzaamheden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44">ONDERSTREEPTE</text:span></text:span><text:span text:style-name="T1"> </text:span><text:span text:style-name="T16">woorden</text:span><text:span text:style-name="T15"> het</text:span><text:span text:style-name="Strong_20_Emphasis"><text:span text:style-name="T276"> </text:span></text:span><text:span text:style-name="Strong_20_Emphasis"><text:span text:style-name="T277">tekstvak</text:span></text:span><text:span text:style-name="T16"> </text:span><text:span text:style-name="T21">in,</text:span><text:span text:style-name="T16"> </text:span><text:span text:style-name="T293">zie </text:span><text:span text:style-name="T325">[</text:span><text:span text:style-name="T293">toelichting</text:span><text:span text:style-name="T325">]</text:span><text:span text:style-name="T16">:</text:span></text:p>
      <text:p text:style-name="P2"><text:span text:style-name="Definition"><text:span text:style-name="T25">GEBRUIKER</text:span></text:span><text:span text:style-name="T300"><text:tab/><text:tab/></text:span><text:span text:style-name="T324"> <text:tab/><text:tab/></text:span><text:span text:style-name="T301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301"><text:tab/></text:span><text:span text:style-name="T302">[</text:span><text:span text:style-name="T296">volledige naam, bijv. </text:span><text:span text:style-name="T297">J</text:span><text:span text:style-name="T322">a</text:span><text:span text:style-name="T297">n </text:span><text:span text:style-name="T322">Jansen</text:span><text:span text:style-name="T323">]</text:span></text:p>
      <text:p text:style-name="P71"><text:span text:style-name="Definition"><text:span text:style-name="T295">g</text:span></text:span><text:span text:style-name="Definition">ebruikersnaam</text:span><text:span text:style-name="T294"><text:tab/></text:span><text:span text:style-name="T294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294"><text:tab/></text:span><text:span text:style-name="T8">[</text:span><text:span text:style-name="T7">korte naam, bijv. </text:span><text:span text:style-name="T223">j</text:span><text:span text:style-name="T224">a</text:span><text:span text:style-name="T223">n</text:span><text:span text:style-name="T225">]</text:span></text:p>
      <text:p text:style-name="P6"><text:span text:style-name="Definition">COMPUTERNAAM</text:span><text:span text:style-name="T303"><text:tab/><text:tab/></text:span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text:tab/><text:span text:style-name="T309">[</text:span><text:span text:style-name="T305">naam van de </text:span><text:span text:style-name="T310">server</text:span><text:span text:style-name="T306">, </text:span><text:span text:style-name="T307">bijv. </text:span><text:span text:style-name="T310">sv</text:span><text:span text:style-name="T308">02</text:span><text:span text:style-name="T309">]</text:span></text:p>
      <text:p text:style-name="P1"><text:span text:style-name="Definition">OPSTARTMEnU</text:span><text:span text:style-name="T301"><text:tab/><text:tab/><text:tab/></text:span><text:span text:style-name="T301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301"><text:tab/></text:span><text:span text:style-name="T309">[</text:span><text:span text:style-name="T305">to</text:span><text:span text:style-name="T311">ets voor het opstartmedium</text:span><text:span text:style-name="T312">]</text:span></text:p>
      <text:p text:style-name="P5"><text:span text:style-name="Definition"><text:span text:style-name="T304">INSTELLINGE</text:span></text:span><text:span text:style-name="Definition">N</text:span><text:span text:style-name="T304"> <text:tab/><text:tab/><text:tab/></text:span><text:span text:style-name="T304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304"><text:tab/></text:span><text:span text:style-name="T309">[</text:span><text:span text:style-name="T305">toets voor het UEFI-BIOS-scherm</text:span><text:span text:style-name="T309">]</text:span></text:p>
      <text:p text:style-name="P3"><text:span text:style-name="Definition"><text:span text:style-name="T314">GEBRUIKER2</text:span></text:span><text:span text:style-name="T313"><text:tab/></text:span><text:span text:style-name="T324"> <text:tab/><text:tab/></text:span><text:span text:style-name="T301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301"><text:tab/></text:span><text:span text:style-name="T302">[</text:span><text:span text:style-name="T296">volledige naam </text:span><text:span text:style-name="T298">evt. 2</text:span><text:span text:style-name="T326">e</text:span><text:span text:style-name="T298"> gebruiker</text:span><text:span text:style-name="T299">]</text:span></text:p>
      <text:p text:style-name="P61"><text:span text:style-name="Definition"><text:span text:style-name="T314">GEBRUIKERSN</text:span></text:span><text:span text:style-name="Definition"><text:span text:style-name="T315">aa</text:span></text:span><text:span text:style-name="Definition"><text:span text:style-name="T314">M2</text:span></text:span><text:span text:style-name="Definition"><text:span text:style-name="T318"><text:tab/></text:span></text:span><text:span text:style-name="T294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94"><text:tab/></text:span><text:span text:style-name="T317">[</text:span><text:span text:style-name="T316">korte naam</text:span><text:span text:style-name="T319"> </text:span><text:span text:style-name="T320">evt. 2</text:span><text:span text:style-name="T327">e</text:span><text:span text:style-name="T320"> gebruiker</text:span><text:span text:style-name="T321">]</text:span></text:p>
      <text:p text:style-name="P7"><text:span text:style-name="T226">Vervang </text:span><text:span text:style-name="T233">de</text:span><text:span text:style-name="T226"> </text:span><text:span text:style-name="Definition"><text:span text:style-name="T26">ONDERSTREEPTE</text:span></text:span><text:span text:style-name="T226"> </text:span><text:span text:style-name="T227">woorden </text:span><text:span text:style-name="T226">in deze checklist door </text:span><text:span text:style-name="T233">d</text:span><text:span text:style-name="T234">i</text:span><text:span text:style-name="T233">e </text:span><text:span text:style-name="T232">in </text:span><text:span text:style-name="T234">het</text:span><text:span text:style-name="Strong_20_Emphasis"><text:span text:style-name="T68"> </text:span></text:span><text:span text:style-name="Strong_20_Emphasis"><text:span text:style-name="T92">tekstvak</text:span></text:span><text:span text:style-name="T226">.</text:span></text:p>
      <text:p text:style-name="P46"/>
      <text:p text:style-name="P46"/>
      <text:p text:style-name="P4"><text:span text:style-name="T238">Nog niet op Linux?</text:span><text:span text:style-name="T228"><text:tab/></text:span><text:span text:style-name="T235"><text:tab/></text:span><text:span text:style-name="T236">G</text:span><text:span text:style-name="T229">ebruik </text:span><text:span text:style-name="Strong_20_Emphasis"><text:span text:style-name="T239">Checklist migratie</text:span></text:span><text:span text:style-name="T22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0"> onder </text:span><text:span text:style-name="T237">Linux</text:span><text:span text:style-name="T231">.</text:span></text:p>
      <text:p text:style-name="P43"><text:span text:style-name="T198">Nieuwe installatie?</text:span><text:span text:style-name="T193"><text:tab/></text:span><text:span text:style-name="T195"></text:span><text:span text:style-name="T197"><text:tab/></text:span><text:span text:style-name="T196">B</text:span><text:span text:style-name="T193">egin bij hoofdstuk </text:span><text:span text:style-name="T198"><text:bookmark-ref text:reference-format="page" text:ref-name="__RefNumPara__4009_1271708128">2</text:bookmark-ref></text:span><text:span text:style-name="T193"><text:s text:c="2"/></text:span><text:span text:style-name="T199"><text:bookmark-ref text:reference-format="text" text:ref-name="__RefNumPara__4009_1271708128">Installatie uitvoeren</text:bookmark-ref></text:span><text:span text:style-name="T194">.</text:span></text:p>
      <text:p text:style-name="P27"/>
      <text:p text:style-name="P27"/>
      <text:list xml:id="list1967874125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8" draw:name="Vorm3_ 2" draw:style-name="gr1" draw:text-style-name="P9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3">E</text:span></text:span><text:span text:style-name="User_20_Entry"><text:span text:style-name="T178">v</text:span></text:span><text:span text:style-name="User_20_Entry"><text:span text:style-name="T179">en</text:span></text:span><text:span text:style-name="User_20_Entry"><text:span text:style-name="T181">t</text:span></text:span><text:span text:style-name="User_20_Entry"><text:span text:style-name="T182">uele </text:span></text:span><text:span text:style-name="User_20_Entry"><text:span text:style-name="T183">extra </text:span></text:span><text:span text:style-name="Definition"><text:span text:style-name="T342">gebruiker</text:span></text:span><text:span text:style-name="User_20_Entry"><text:span text:style-name="T167">s</text:span></text:span><text:span text:style-name="User_20_Entry"><text:span text:style-name="T183"> aanmelden </text:span></text:span><text:span text:style-name="User_20_Entry"><text:span text:style-name="T184">en dezelfde stappen uitvoeren</text:span></text:span><text:span text:style-name="User_20_Entry"><text:span text:style-name="T180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9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9"><draw:control text:anchor-type="as-char" draw:z-index="19" draw:name="Vorm 2" draw:style-name="gr1" draw:text-style-name="P97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67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73"><text:span text:style-name="Strong_20_Emphasis"><text:span text:style-name="T94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3"><text:note text:id="ftn4" text:note-class="footnote"><text:note-citation>4</text:note-citation><text:note-body><text:p text:style-name="P69"><text:span text:style-name="T192">D</text:span>e <text:span text:style-name="T333">Super</text:span>-toets <text:span text:style-name="T263">is de Windows-toets, Command-toets </text:span><text:span text:style-name="T264">(Apple)</text:span><text:span text:style-name="T263">, of Vergrootglas-toets </text:span><text:span text:style-name="T264">(Chromebook)</text:span><text:span text:style-name="T263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1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9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9"><draw:control text:anchor-type="as-char" draw:z-index="20" draw:name="Vorm 7" draw:style-name="gr1" draw:text-style-name="P97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1" office:value-type="string">
            <text:p text:style-name="P74"><text:span text:style-name="Strong_20_Emphasis"><text:span text:style-name="T94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100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72"><text:span text:style-name="Strong_20_Emphasis"><text:span text:style-name="T71">K</text:span></text:span><text:span text:style-name="Strong_20_Emphasis"><text:span text:style-name="T72">ie</text:span></text:span><text:span text:style-name="Strong_20_Emphasis"><text:span text:style-name="T73">s</text:span></text:span><text:span text:style-name="Strong_20_Emphasis"><text:span text:style-name="T61"> </text:span></text:span><text:span text:style-name="Strong_20_Emphasis"><text:span text:style-name="T120">1</text:span></text:span><text:span text:style-name="Strong_20_Emphasis"><text:span text:style-name="T121"> </text:span></text:span><text:span text:style-name="Strong_20_Emphasis"><text:span text:style-name="T122">In</text:span></text:span><text:span text:style-name="Strong_20_Emphasis"><text:span text:style-name="T115">stallatie voorbereiden</text:span></text:span><text:span text:style-name="Strong_20_Emphasis"><text:span text:style-name="T7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1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0"/>
      <text:list xml:id="list105338982237225" text:continue-numbering="true" text:style-name="L1">
        <text:list-item>
          <text:p text:style-name="P94"><text:bookmark-start text:name="__RefNumPara__4009_1271708128"/><text:span text:style-name="Strong_20_Emphasis"><text:span text:style-name="T240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9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243">Start de computer op vanaf </text:span><text:span text:style-name="T247">een </text:span><text:span text:style-name="Strong_20_Emphasis"><text:span text:style-name="T221"><text:user-field-get text:name="Distro">Ubuntu</text:user-field-get></text:span></text:span><text:span text:style-name="T242"><text:s/></text:span><text:span text:style-name="T222"><text:user-field-get text:name="Version">22.04</text:user-field-get></text:span><text:span text:style-name="T128"><text:s/>Live</text:span><text:span text:style-name="T128"><text:note text:id="ftn5" text:note-class="footnote"><text:note-citation>1</text:note-citation><text:note-body><text:p text:style-name="P68"><text:span text:style-name="T328">Vanaf ee</text:span>n Live <text:span text:style-name="T339">usb</text:span><text:span text:style-name="T332">-stick </text:span><text:span text:style-name="T334">(</text:span><text:span text:style-name="T332">of </text:span><text:span text:style-name="T335">dvd</text:span><text:span text:style-name="T334">)</text:span><text:span text:style-name="T23"> </text:span>kunt <text:span text:style-name="T328">u opstarten en</text:span> <text:span text:style-name="T17">met </text:span><text:span text:style-name="Strong_20_Emphasis"><text:span text:style-name="T267"><text:user-field-get text:name="Distro">Ubuntu</text:user-field-get></text:span></text:span><text:span text:style-name="Strong_20_Emphasis"><text:span text:style-name="T267"><text:s/></text:span></text:span>werken zonder deze te installeren.</text:p></text:note-body></text:note></text:span><text:span text:style-name="T128"> </text:span><text:span text:style-name="T129">usb</text:span><text:span text:style-name="T130">-stick</text:span><text:span text:style-name="T130"><text:note text:id="ftn6" text:note-class="footnote"><text:note-citation>2</text:note-citation><text:note-body><text:p text:style-name="P66"><text:span text:style-name="Strong_20_Emphasis"><text:span text:style-name="T135">Download </text:span></text:span><text:span text:style-name="Strong_20_Emphasis"><text:span text:style-name="T136">een </text:span></text:span><text:span text:style-name="Strong_20_Emphasis"><text:span text:style-name="T137">cd</text:span></text:span><text:span text:style-name="Strong_20_Emphasis"><text:span text:style-name="T163">-beeldbestand</text:span></text:span><text:span text:style-name="Strong_20_Emphasis"><text:span text:style-name="T138"> </text:span></text:span><text:span text:style-name="Strong_20_Emphasis"><text:span text:style-name="T139">(.iso) </text:span></text:span><text:span text:style-name="Strong_20_Emphasis"><text:span text:style-name="T138">vanaf </text:span></text:span><text:a xlink:type="simple" xlink:href="https://nl.releases.ubuntu.com/" text:style-name="Internet_20_link" text:visited-style-name="Visited_20_Internet_20_Link"><text:span text:style-name="Strong_20_Emphasis"><text:span text:style-name="T330">nl.releases.ubuntu.com</text:span></text:span></text:a><text:span text:style-name="Strong_20_Emphasis"><text:span text:style-name="T138">, </text:span></text:span><text:span text:style-name="Strong_20_Emphasis"><text:span text:style-name="T140">klik op</text:span></text:span><text:span text:style-name="Strong_20_Emphasis"><text:span text:style-name="T141"> </text:span></text:span><text:span text:style-name="Strong_20_Emphasis"><text:span text:style-name="T169">Ubuntu 2</text:span></text:span><text:span text:style-name="Strong_20_Emphasis"><text:span text:style-name="T170">2</text:span></text:span><text:span text:style-name="Strong_20_Emphasis"><text:span text:style-name="T169">.04... LTS (Jammy Jellyfish)</text:span></text:span><text:span text:style-name="Strong_20_Emphasis"><text:span text:style-name="T141">, </text:span></text:span><text:span text:style-name="Strong_20_Emphasis"><text:span text:style-name="T142">en </text:span></text:span><text:span text:style-name="Strong_20_Emphasis"><text:span text:style-name="T140">klik </text:span></text:span><text:span text:style-name="Strong_20_Emphasis"><text:span text:style-name="T142">vervolgens </text:span></text:span><text:span text:style-name="Strong_20_Emphasis"><text:span text:style-name="T143">achter</text:span></text:span><text:span text:style-name="Strong_20_Emphasis"><text:span text:style-name="T142"> </text:span></text:span><text:span text:style-name="Strong_20_Emphasis"><text:span text:style-name="T171">Desktop image</text:span></text:span><text:span text:style-name="Strong_20_Emphasis"><text:span text:style-name="T142"> </text:span></text:span><text:span text:style-name="Strong_20_Emphasis"><text:span text:style-name="T143">op </text:span></text:span><text:span text:style-name="Strong_20_Emphasis"><text:span text:style-name="T168">64-bit PC (AMD64) desktop image</text:span></text:span><text:span text:style-name="Strong_20_Emphasis"><text:span text:style-name="T166">.</text:span></text:span><text:span text:style-name="Strong_20_Emphasis"><text:span text:style-name="T142"><text:line-break/></text:span></text:span><text:span text:style-name="Strong_20_Emphasis"><text:span text:style-name="T140">P</text:span></text:span><text:span text:style-name="Strong_20_Emphasis"><text:span text:style-name="T135">laats </text:span></text:span><text:span text:style-name="Strong_20_Emphasis"><text:span text:style-name="T136">een </text:span></text:span><text:span text:style-name="Strong_20_Emphasis"><text:span text:style-name="T137">usb</text:span></text:span><text:span text:style-name="Strong_20_Emphasis"><text:span text:style-name="T136">-stick </text:span></text:span><text:span text:style-name="Strong_20_Emphasis"><text:span text:style-name="T164">va</text:span></text:span><text:span text:style-name="Strong_20_Emphasis"><text:span text:style-name="T144">n </text:span></text:span><text:span text:style-name="Strong_20_Emphasis"><text:span text:style-name="T145">min</text:span></text:span><text:span text:style-name="Strong_20_Emphasis"><text:span text:style-name="T146">imaal</text:span></text:span><text:span text:style-name="Strong_20_Emphasis"><text:span text:style-name="T145"> </text:span></text:span><text:span text:style-name="Strong_20_Emphasis"><text:span text:style-name="T147">4</text:span></text:span><text:span text:style-name="Strong_20_Emphasis"><text:span text:style-name="T145"> GB. <text:line-break/></text:span></text:span><text:span text:style-name="Strong_20_Emphasis"><text:span text:style-name="T165">Zoek</text:span></text:span><text:span text:style-name="Strong_20_Emphasis"><text:span text:style-name="T145"> </text:span></text:span><text:span text:style-name="Strong_20_Emphasis"><text:span text:style-name="T172">s</text:span></text:span><text:span text:style-name="Strong_20_Emphasis"><text:span text:style-name="T173">ch</text:span></text:span><text:span text:style-name="Strong_20_Emphasis"><text:span text:style-name="T145"> en klik op het pictogram van</text:span></text:span><text:span text:style-name="Strong_20_Emphasis"><text:span text:style-name="T148"> </text:span></text:span><text:span text:style-name="Strong_20_Emphasis"><text:span text:style-name="T175">Schijven</text:span></text:span><text:span text:style-name="Strong_20_Emphasis"><text:span text:style-name="T149">. Selecteer de </text:span></text:span><text:span text:style-name="Strong_20_Emphasis"><text:span text:style-name="T150">usb</text:span></text:span><text:span text:style-name="Strong_20_Emphasis"><text:span text:style-name="T149">-stick in de lijst van schijven aan de linkerkant en klik rechtsboven op </text:span></text:span><text:span text:style-name="Strong_20_Emphasis"><text:span text:style-name="T174">Schijfinstellingen</text:span></text:span><text:span text:style-name="Strong_20_Emphasis"><text:span text:style-name="T149"> </text:span></text:span><text:span text:style-name="Strong_20_Emphasis"><text:span text:style-name="T174">⋮</text:span></text:span><text:span text:style-name="Strong_20_Emphasis"><text:span text:style-name="T149"> (icoontje met de drie puntjes).</text:span></text:span></text:p><text:p text:style-name="P63"><text:span text:style-name="Strong_20_Emphasis"><text:span text:style-name="T149"><text:tab/>Kies </text:span></text:span><text:span text:style-name="Strong_20_Emphasis"><text:span text:style-name="T174">Schijfkopie terugzetten</text:span></text:span><text:span text:style-name="Strong_20_Emphasis"><text:span text:style-name="T149"> en selecteer </text:span></text:span><text:span text:style-name="Strong_20_Emphasis"><text:span text:style-name="T151">het net</text:span></text:span><text:span text:style-name="Strong_20_Emphasis"><text:span text:style-name="T152"> gedownloade </text:span></text:span><text:span text:style-name="Strong_20_Emphasis"><text:span text:style-name="T153">cd</text:span></text:span><text:span text:style-name="T18">-beeldbestand </text:span><text:span text:style-name="T19">(.iso)</text:span><text:span text:style-name="Strong_20_Emphasis"><text:span text:style-name="T152">.</text:span></text:span></text:p><text:p text:style-name="P65"><text:span text:style-name="Strong_20_Emphasis"><text:span text:style-name="T149"><text:tab/>Klik op </text:span></text:span><text:span text:style-name="Strong_20_Emphasis"><text:span text:style-name="T174">Terugzetten starten</text:span></text:span><text:span text:style-name="Strong_20_Emphasis"><text:span text:style-name="T149"> en vervolgens op </text:span></text:span><text:span text:style-name="Strong_20_Emphasis"><text:span text:style-name="T174">Terugzetten</text:span></text:span><text:span text:style-name="Strong_20_Emphasis"><text:span text:style-name="T154">.<text:line-break/></text:span></text:span><text:span text:style-name="Strong_20_Emphasis"><text:span text:style-name="T155">O</text:span></text:span><text:span text:style-name="Strong_20_Emphasis"><text:span text:style-name="T136">f </text:span></text:span><text:span text:style-name="Strong_20_Emphasis"><text:span text:style-name="T156">gebruik </text:span></text:span><text:span text:style-name="Strong_20_Emphasis"><text:span text:style-name="T157">het programma </text:span></text:span><text:span text:style-name="Strong_20_Emphasis"><text:span text:style-name="T176">Etche</text:span></text:span><text:span text:style-name="Strong_20_Emphasis"><text:span text:style-name="T177">r</text:span></text:span><text:span text:style-name="Strong_20_Emphasis"><text:span text:style-name="T157"> </text:span></text:span><text:span text:style-name="Strong_20_Emphasis"><text:span text:style-name="T158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158">) </text:span></text:span><text:span text:style-name="Strong_20_Emphasis"><text:span text:style-name="T159">dat </text:span></text:span><text:span text:style-name="Strong_20_Emphasis"><text:span text:style-name="T136">beschikbaar </text:span></text:span><text:span text:style-name="Strong_20_Emphasis"><text:span text:style-name="T159">is </text:span></text:span><text:span text:style-name="Strong_20_Emphasis"><text:span text:style-name="T136">voor </text:span></text:span><text:span text:style-name="Strong_20_Emphasis"><text:span text:style-name="T149">Windows, </text:span></text:span><text:span text:style-name="Strong_20_Emphasis"><text:span text:style-name="T160">mac</text:span></text:span><text:span text:style-name="Strong_20_Emphasis"><text:span text:style-name="T161">OS</text:span></text:span><text:span text:style-name="Strong_20_Emphasis"><text:span text:style-name="T157">, </text:span></text:span><text:span text:style-name="Strong_20_Emphasis"><text:span text:style-name="T158">en </text:span></text:span><text:span text:style-name="Strong_20_Emphasis"><text:span text:style-name="T157">Linux</text:span></text:span><text:span text:style-name="Strong_20_Emphasis"><text:span text:style-name="T162">.</text:span></text:span></text:p></text:note-body></text:note></text:span><text:span text:style-name="T128"> </text:span><text:span text:style-name="T131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40"><text:span text:style-name="T186">Opstart/</text:span><text:span text:style-name="T187">bootmenu</text:span><text:span text:style-name="T186"> </text:span><text:span text:style-name="T185">via </text:span><text:span text:style-name="Definition"><text:span text:style-name="T345">opstartmenu</text:span></text:span><text:span text:style-name="T185"> </text:span><text:span text:style-name="T188">en</text:span><text:span text:style-name="T185"> </text:span><text:span text:style-name="T186">instellingen/</text:span><text:span text:style-name="T187">setup</text:span><text:span text:style-name="T185"> via </text:span><text:span text:style-name="Definition"><text:span text:style-name="T6">instellingen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3"/></text:span></text:p>
          </table:table-cell>
          <table:table-cell table:style-name="_32_._5f_Installatie_5f_uitvoeren.C3" office:value-type="string">
            <text:p text:style-name="P25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114">Try or Install Ubuntu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32"><draw:control text:anchor-type="as-char" draw:z-index="17" draw:name="Vorm 6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244">Kies</text:span><text:span text:style-name="T245"> </text:span><text:span text:style-name="T248">Nederlands</text:span><text:span text:style-name="T245"> en klik</text:span><text:span text:style-name="T246"> </text:span><text:span text:style-name="T245">op</text:span><text:span text:style-name="T244"> </text:span><text:span text:style-name="T241">Ubuntu installeren</text:span><text:span text:style-name="T244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23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53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80">Op </text:span><text:span text:style-name="T281">het </text:span><text:span text:style-name="T279">scherm </text:span><text:span text:style-name="Strong_20_Emphasis"><text:span text:style-name="T279">Wie bent u?</text:span></text:span><text:span text:style-name="T279">: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16"><text:span text:style-name="T286">V</text:span><text:span text:style-name="T280">ul </text:span><text:span text:style-name="T282">in </text:span><text:span text:style-name="Strong_20_Emphasis"><text:span text:style-name="T283">Uw n</text:span></text:span><text:span text:style-name="Strong_20_Emphasis"><text:span text:style-name="T284">aam</text:span></text:span><text:span text:style-name="Strong_20_Emphasis"><text:span text:style-name="T270"> </text:span></text:span><text:span text:style-name="Definition"><text:span text:style-name="T4">gebruiker</text:span></text:span><text:span text:style-name="Strong_20_Emphasis"><text:span text:style-name="T271">, <text:line-break/></text:span></text:span><text:span text:style-name="Strong_20_Emphasis"><text:span text:style-name="T284">Naam </text:span></text:span><text:span text:style-name="Strong_20_Emphasis"><text:span text:style-name="T283">van uw </text:span></text:span><text:span text:style-name="Strong_20_Emphasis"><text:span text:style-name="T285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0">,<text:line-break/></text:span></text:span><text:span text:style-name="Strong_20_Emphasis"><text:span text:style-name="T283">Kies een g</text:span></text:span><text:span text:style-name="Strong_20_Emphasis"><text:span text:style-name="T285">ebruikersnaam</text:span></text:span><text:span text:style-name="Strong_20_Emphasis"><text:span text:style-name="T270"> </text:span></text:span><text:span text:style-name="Definition"><text:span text:style-name="T4">gebruikersnaam</text:span></text:span><text:span text:style-name="Strong_20_Emphasis"><text:span text:style-name="T270">,<text:line-break/></text:span></text:span><text:span text:style-name="Strong_20_Emphasis"><text:span text:style-name="T272">g</text:span></text:span><text:span text:style-name="Strong_20_Emphasis"><text:span text:style-name="T269">eef tweemaal een </text:span></text:span><text:span text:style-name="Strong_20_Emphasis"><text:span text:style-name="T278">wachtwoord</text:span></text:span><text:span text:style-name="Strong_20_Emphasis"><text:span text:style-name="T269">,</text:span></text:span><text:span text:style-name="Strong_20_Emphasis"><text:span text:style-name="T273"> </text:span></text:span><text:span text:style-name="Strong_20_Emphasis"><text:span text:style-name="T274">en</text:span></text:span><text:span text:style-name="Strong_20_Emphasis"><text:span text:style-name="T273"> </text:span></text:span><text:span text:style-name="Strong_20_Emphasis"><text:span text:style-name="T275">k</text:span></text:span><text:span text:style-name="Strong_20_Emphasis"><text:span text:style-name="T269">lik op </text:span></text:span><text:span text:style-name="Strong_20_Emphasis"><text:span text:style-name="T278">Verder</text:span></text:span><text:span text:style-name="Strong_20_Emphasis"><text:span text:style-name="T269">.</text:span></text:span></text:p>
          </table:table-cell>
        </table:table-row>
      </table:table>
      <text:p text:style-name="P47"><text:span text:style-name="Strong_20_Emphasis"><text:span text:style-name="T101"/></text:span></text:p>
      <text:list xml:id="list105339069866353" text:continue-numbering="true" text:style-name="L1">
        <text:list-item>
          <text:p text:style-name="P93"><text:span text:style-name="Strong_20_Emphasis"><text:span text:style-name="T116">Installatie </text:span></text:span><text:span text:style-name="Strong_20_Emphasis"><text:span text:style-name="T117">afronden</text:span></text:span></text:p>
        </text:list-item>
      </text:list>
      <text:p text:style-name="P48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99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86"><text:span text:style-name="Strong_20_Emphasis"><text:span text:style-name="T102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52"/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welkomst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9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7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64"><text:span text:style-name="T337">Debian-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8"><text:span text:style-name="Strong_20_Emphasis"><text:span text:style-name="T95">D</text:span></text:span><text:span text:style-name="Strong_20_Emphasis"><text:span text:style-name="T77">ruk</text:span></text:span><text:span text:style-name="Strong_20_Emphasis"><text:span text:style-name="T6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8"><text:note text:id="ftn8" text:note-class="footnote"><text:note-citation>2</text:note-citation><text:note-body><text:p text:style-name="P44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9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9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8" office:value-type="string">
            <text:p text:style-name="P90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9" office:value-type="string">
            <text:p text:style-name="P90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99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80">Rond de</text:span></text:span><text:span text:style-name="Strong_20_Emphasis"><text:span text:style-name="T81"> installatie </text:span></text:span><text:span text:style-name="Strong_20_Emphasis"><text:span text:style-name="T80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3" office:value-type="string">
            <text:p text:style-name="P91"><text:span text:style-name="Strong_20_Emphasis"><text:span text:style-name="T95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72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3</text:span></text:span><text:span text:style-name="Strong_20_Emphasis"><text:span text:style-name="T103"> 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2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5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7"><text:tab/></text:span></text:span></text:p>
      <text:p text:style-name="P49"><text:span text:style-name="Strong_20_Emphasis"><text:span text:style-name="T74"/></text:span></text:p>
      <text:p text:style-name="P50"><text:span text:style-name="Strong_20_Emphasis"><text:span text:style-name="T61"/></text:span></text:p>
      <text:list xml:id="list105338091163870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99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99"><draw:control text:anchor-type="as-char" draw:z-index="21" draw:name="Vorm40_ 1" draw:style-name="gr1" draw:text-style-name="P97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85"><text:note text:id="ftn9" text:note-class="footnote"><text:note-citation>1</text:note-citation><text:note-body><text:p text:style-name="P60"><text:span text:style-name="User_20_Entry"><text:span text:style-name="T189">E</text:span></text:span><text:span text:style-name="User_20_Entry"><text:span text:style-name="T191">ventuele extra </text:span></text:span><text:span text:style-name="Definition"><text:span text:style-name="T343">gebruiker</text:span></text:span><text:span text:style-name="User_20_Entry"><text:span text:style-name="T190">s</text:span></text:span><text:span text:style-name="User_20_Entry"><text:span text:style-name="T191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9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9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4"><text:span text:style-name="Strong_20_Emphasis"><text:span text:style-name="T99"><draw:control text:anchor-type="as-char" draw:z-index="22" draw:name="Vorm40_ 2" draw:style-name="gr1" draw:text-style-name="P97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7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43"><text:note text:id="ftn10" text:note-class="footnote"><text:note-citation>2</text:note-citation><text:note-body><text:p text:style-name="P45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21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4 </text:span></text:span><text:span text:style-name="Strong_20_Emphasis"><text:span text:style-name="T107">Gebruiker inricht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3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8"><text:span text:style-name="Strong_20_Emphasis"><text:span text:style-name="T90"/></text:span></text:p>
      <text:p text:style-name="P42"/>
      <text:p text:style-name="P32"><text:span text:style-name="T200">E</text:span><text:span text:style-name="T201">inde c</text:span><text:span text:style-name="T202">hecklist, </text:span><text:span text:style-name="T203">d</text:span><text:span text:style-name="T202">e installatie van </text:span><text:span text:style-name="Strong_20_Emphasis"><text:span text:style-name="T219"><text:user-field-get text:name="Distro">Ubuntu</text:user-field-get></text:span></text:span><text:span text:style-name="T204"><text:s/></text:span><text:span text:style-name="T205"><text:user-field-get text:name="Version">22.04</text:user-field-get></text:span><text:span text:style-name="Strong_20_Emphasis"><text:span text:style-name="T220"><text:s/></text:span></text:span><text:span text:style-name="Strong_20_Emphasis"><text:span text:style-name="T218">LTS</text:span></text:span><text:span text:style-name="T42"> 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T202">is voltooid.</text:span></text:p>
      <text:p text:style-name="P13"/>
      <text:p text:style-name="P8"><text:span text:style-name="Emphasis"><text:span text:style-name="T290">Geschreven </text:span></text:span><text:span text:style-name="Emphasis"><text:span text:style-name="T288">d</text:span></text:span><text:span text:style-name="Emphasis"><text:span text:style-name="T29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1">Karel Zimmer</text:span></text:span></text:a><text:span text:style-name="Emphasis"><text:span text:style-name="T29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2">CC0 1.0 Universeel</text:span></text:span></text:a><text:span text:style-name="Emphasis"><text:span text:style-name="T290">,</text:span></text:span><text:span text:style-name="Emphasis"><text:span text:style-name="T287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89">-</text:span></text:span><text:span text:style-name="Emphasis"><text:span text:style-name="T289"><text:date style:data-style-name="N10107" text:date-value="2023-08-05T10:53:37.443595407">2023</text:date></text:span></text:span><text:span text:style-name="Emphasis"><text:span text:style-name="T28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5T10:53:37.111971275">0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0:53:36.908135289</dc:date>
    <meta:keyword>Installatie</meta:keyword>
    <meta:keyword>Checklist</meta:keyword>
    <meta:keyword>Linux</meta:keyword>
    <meta:editing-cycles>6712</meta:editing-cycles>
    <meta:editing-duration>P11DT21H2M24S</meta:editing-duration>
    <dc:creator>Karel Zimmer</dc:creator>
    <meta:document-statistic meta:table-count="4" meta:image-count="0" meta:object-count="0" meta:page-count="4" meta:paragraph-count="85" meta:word-count="627" meta:character-count="4357" meta:non-whitespace-character-count="3774"/>
    <meta:user-defined meta:name="Info 1"/>
    <meta:user-defined meta:name="Info 2"/>
    <meta:user-defined meta:name="Info 3"/>
    <meta:user-defined meta:name="Info 4"/>
  </office:meta>
</office:document-meta>
</file>